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fo:font-style="italic" style:font-style-asian="italic" style:font-style-complex="italic"/>
    </style:style>
    <style:style style:name="P4" style:family="paragraph" style:parent-style-name="Standard">
      <style:paragraph-properties fo:text-align="justify" style:justify-single-word="false"/>
      <style:text-properties style:font-name="Liberation Sans"/>
    </style:style>
    <style:style style:name="P5" style:family="paragraph" style:parent-style-name="Standard">
      <style:paragraph-properties fo:text-align="end" style:justify-single-word="false"/>
      <style:text-properties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style>
    <style:style style:name="T4" style:family="text">
      <style:text-properties style:font-name="Liberation Sans" fo:font-size="8pt" fo:font-style="italic" fo:font-weight="normal" style:font-size-asian="8pt" style:font-style-asian="italic" style:font-weight-asian="normal" style:font-size-complex="8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Belvedere</text:span><text:span text:style-name="T3"><text:note text:id="ftn0" text:note-class="footnote"><text:note-citation>1</text:note-citation><text:note-body><text:p text:style-name="Footnote">Nombre de la columna en el periódico el Nacional.</text:p></text:note-body></text:note></text:span><text:span text:style-name="T3">: Oscuro</text:span></text:p>
      <text:p text:style-name="P3">Ludovico Silva</text:p>
      <text:p text:style-name="P2"/>
      <text:p text:style-name="P4">Poeta germinal, poeta de las profundidades, poeta de la letra viva. Gonzalo Rojas nos sorprende ahora con un nuevo y esplendido volumen: Oscuro, editado por Monte Avila. El gran poeta chileno residenciado entre nosotros, recoge en este volumen lo mejor de su producción -unos cuarenta años de trabajo poético – y, unos cuantos poemas inéditos; podríamos llamar un Libro; un libro de gran envergadura, que de seguro producirá una polvareda de comentarios, no sé si en nuestro país, pero si en Latinoamérica. Y es que Gonzalo Rojas es uno de los mejores poetas latinoamericanos del momento presente. Inicialmente unido al grupo “Mandrágora” de Chile, de corte surrealista, bien pronto Gonzalo Rojas se aísla y unifica como un todo poético original. En todo caso, sigue siempre fiel a Chile. El mismo lo ha declarado en una reciente entrevista: “Oscuro siempre quiso ser Chile. Es la región nueva de un camino que he ido recorriendo libro a libro: el mismo camino siempre, a través de una poética que tampoco cambia, que no se cierra. Por eso el juego de <text:span text:style-name="T1">Oscuro</text:span><text:span text:style-name="T2">, en el que conviven textos inéditos de la adolescencia con otros que escribí ayer, no es un juego de reminiscencias sino de rescate”. Pero hay que aclarar que la chilenidad de este libro es puramente interior, no externa ni barroca, al modo de la peruanidad de César Vallejo, que estaba más en el acento profundo del poeta que en las manifestaciones retóricas. El Chile de Neruda es esplendente y barroco, lleno de naturaleza; el Chile de Gonzalo Rojas es más bien interior y callado, más denso y ubicuo.</text:span></text:p>
      <text:p text:style-name="P4"><text:span text:style-name="T2"/></text:p>
      <text:p text:style-name="P4"><text:span text:style-name="T2">Una vez, hace cosa de un año, tuve oportunidad de reunirme con el poeta Gonzalo Rojas en el taller de poesía <text:s/>del Centro “Romulo Gallegos”, que yo dirigía junto con Guillermo Sucre. Pudimos allí oír los poemas del poeta leídos por este con una voz silbante y lejano, aflautada, como la de casi todos los chilenos. Yo observé, a propósito del poema “escrito con L”, la afición profunda del poeta por la meditación de la historia. He aquí un fragmento del poema:</text:span></text:p>
      <text:p text:style-name="P4"><text:span text:style-name="T2"/></text:p>
      <text:p text:style-name="P4"><text:span text:style-name="T2">“Mucha lectura entristece, mucha envilece</text:span></text:p>
      <text:p text:style-name="P4"><text:span text:style-name="T2"><text:tab/><text:tab/><text:tab/><text:tab/><text:tab/> <text:s/>apestamos</text:span></text:p>
      <text:p text:style-name="P4"><text:span text:style-name="T2">a viejos, los griegos</text:span></text:p>
      <text:p text:style-name="P4"><text:span text:style-name="T2">eran los jóvenes, somos nosotros los turbios</text:span></text:p>
      <text:p text:style-name="P4"><text:span text:style-name="T2">como si los papiros dijeran algo distinto al ángel del aire:</text:span></text:p>
      <text:p text:style-name="P4"><text:span text:style-name="T2">somos nosotros los soberbios, ellos eran inocentes,</text:span></text:p>
      <text:p text:style-name="P4"><text:span text:style-name="T2">nosotros los del mosquerio, ellos eran los sabios</text:span></text:p>
      <text:p text:style-name="P4"><text:span text:style-name="T2">Mucha lectura envejece la imaginación</text:span></text:p>
      <text:p text:style-name="P4"><text:span text:style-name="T2">del ojo, suelta todas las abejas pero mata el zumbido</text:span></text:p>
      <text:p text:style-name="P4"><text:span text:style-name="T2">de lo invisible, acaba</text:span></text:p>
      <text:p text:style-name="P4"><text:span text:style-name="T2">no tanto con la L de la famosa Lucidez</text:span></text:p>
      <text:p text:style-name="P4"><text:span text:style-name="T2">sino con esa otra L</text:span></text:p>
      <text:p text:style-name="P4"><text:span text:style-name="T2">de la libertad,</text:span></text:p>
      <text:p text:style-name="P4"><text:span text:style-name="T2">de la locura</text:span></text:p>
      <text:p text:style-name="P4"><text:span text:style-name="T2">que ilumina lo hondo</text:span></text:p>
      <text:p text:style-name="P4"><text:span text:style-name="T2">de lo lúgubre</text:span></text:p>
      <text:p text:style-name="P4"><text:soft-page-break/><text:span text:style-name="T2">del laberinto </text:span></text:p>
      <text:p text:style-name="P4"><text:span text:style-name="T2"><text:tab/><text:tab/>lambda</text:span></text:p>
      <text:p text:style-name="P4"><text:span text:style-name="T2"><text:tab/><text:tab/><text:tab/><text:tab/>loca</text:span></text:p>
      <text:p text:style-name="P4"><text:span text:style-name="T2"><text:tab/><text:tab/><text:tab/><text:tab/><text:tab/>luciérnaga</text:span></text:p>
      <text:p text:style-name="P4"><text:span text:style-name="T2">antes del fósforo, mucho antes</text:span></text:p>
      <text:p text:style-name="P4"><text:span text:style-name="T2">del latido</text:span></text:p>
      <text:p text:style-name="P4"><text:span text:style-name="T2">del Logos.”</text:span></text:p>
      <text:p text:style-name="P4"><text:span text:style-name="T2"/></text:p>
      <text:p text:style-name="P4"><text:span text:style-name="T2">Esto que percibimos tan a flor de piel en este poema, a saber, el juego de la historia y el pendulear del tiempo, se puede observar más en lo profundo del resto de los poemas del libro. Gonzalo Rojas es un poeta culto, de buena cultura clásica, base de toda cultura.</text:span></text:p>
      <text:p text:style-name="P4"><text:span text:style-name="T2"/></text:p>
      <text:p text:style-name="P4"><text:span text:style-name="T2">En razón de ello, su poesía es una meditación profunda sobre la historia humana. La realidad a través del canto, pero un canto -como me señalaba Guillermo Sucre – muy apegado a la letra, a la escritura. El poeta se reconoce en la objetividad: “Cuando abro en los objetos la puerta de mi mismo ¿quien me roba la sangre, lo mío, lo real?”. Se trata de, “este juego de respirar en el peligro”, para defenderse de “las alas físicas de la muerte”.</text:span></text:p>
      <text:p text:style-name="P4"><text:span text:style-name="T2"/></text:p>
      <text:p text:style-name="P4"><text:span text:style-name="T2">En definitiva, se trata de un libro de una densidad peculiar, que deberá ser ~~~~~ado como el libro de una gran poeta. Este libro es lo que el poeta nos deja de su ~~~~~, al modo de sus ~~~~~ “la sombra es la que el cuerpo deja de su memo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8pt" fo:font-style="italic" fo:font-weight="normal" style:font-size-asian="8pt" style:font-style-asian="italic" style:font-weight-asian="normal" style:font-size-complex="8pt" style:font-style-complex="italic" style:font-weight-complex="normal"/>
    </style:style>
    <style:style style:name="MT1" style:family="text">
      <style:text-properties style:font-name="Liberation Sans"/>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El Nacional – Caracas, Jueves 17 de Marzo de 1977. Ludovico Silv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5T09:08:34</meta:creation-date>
    <dc:date>2013-06-25T14:58:18</dc:date>
    <meta:editing-duration>PT5H39M9S</meta:editing-duration>
    <meta:editing-cycles>7</meta:editing-cycles>
    <meta:generator>LibreOffice/3.5$Linux_X86_64 LibreOffice_project/350m1$Build-2</meta:generator>
    <meta:document-statistic meta:table-count="0" meta:image-count="0" meta:object-count="0" meta:page-count="2" meta:paragraph-count="32" meta:word-count="661" meta:character-count="3727" meta:non-whitespace-character-count="3080"/>
  </office:meta>
</office:document-meta>
</file>